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line-height="150%"/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2cm" style:auto-text-indent="false"/>
      <style:text-properties style:font-name="Arial" fo:font-size="11pt" style:font-size-asian="11pt" style:font-size-complex="11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mo do capítulo 20 do livro Sistemas de banco de dados</text:p>
      <text:p text:style-name="P1"/>
      <text:p text:style-name="P1">Aluno: <text:span text:style-name="T1">Lucas Pereira da Silva (10100754).</text:span></text:p>
      <text:p text:style-name="P2"/>
      <text:p text:style-name="P3">O capítulo inicia falando da importância do projeto físico de um banco de dados, não só no aspecto de estruturação adequada do banco de dados, mas também na questão que envolve o desempenho. Para realizar um bom projeto físico é falado sobre a necessidade de se conhecer muito bem algo que os autores combinação de tarefas. A combinação de tarefas nada mais é que a combinação de consultas, aplicações e transações que estarão relacionados com o banco de dados.</text:p>
      <text:p text:style-name="P3">O primeiro passo para a criação de um projeto físico de um banco de dados é a análise das consultas e transações. É importante analisar atributos, condições de seleção, <text:s/>arquivos, tipos de operações, entre outros que serão usados pelas consultas e transações. Essas análises permitirão a criação mais adequada das estruturas de acessos dos dados. Também é deve-se observar ou estimar frequências estimadas de uso das consultas e transações para que. desta forma, seja possível verificar os gargalos que poderão diminuir o desempenho do banco de dados. Outras medidas são analisar as restrições de tempos de consultas e transações de modo a garantir que essas restrições sejam cumpridas, analisar as frequências esperadas de atualizações a fim de evitar potenciais sobrecargas na atualizações dos índices e por fim, analisar as restrições de exclusividade dos atributos.</text:p>
      <text:p text:style-name="P3">O capítulo também trata das decisões do projeto físico e mostra que essas decisões devem ser pensadas visando um melhor desempenho. É falado sobre a utilização de índices e esquemas de <text:span text:style-name="T2">hashing</text:span> para a agilização de consultas e realização de junções. Porém o capítulo chama a atenção para o fato de que o desempenho ganho pela indexação implantada deverá justificar o <text:span text:style-name="T2">overhead</text:span> criado pela própria indexação.</text:p>
      <text:p text:style-name="P3">Um aspecto bem interessante comentado no capítulo é a respeito da desnormalização que muitas vezes pode ser feita, criando assim redundâncias e sobrecargas nas operações de atualização em troca de um desempenho mais rápido nas consultas.</text:p>
      <text:p text:style-name="P3">Outro ponto importante é sobre o constante monitoramento do projeto físico. Isso se deve ao fato de que gargalos e problemas podem ser percebidos apenas depois que o banco de dados já esteja implementado e em funcionamento. Além disso, questões sazonais e mudanças em geral podem fazer com que a combinação de tarefas sofra alterações. É ai que entra o ajuste do banco de dados. O ajuste do banco de dados inclui a coleta de uma série da estatísticas para determinar quais áreas devem ser trabalhadas e melhoradas. Com a coleta das estatísticas e análise dos pontos que precisam ser melhorados feita, o ajuste pode ser realizado pelo DBA, através da definição de parâmetros físicos mais apropriados. O DBA também poderá realizar o ajuste de índices, rever o projeto lógico e reconfigurar consultas para que tenham uma melhor desempenh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</meta:initial-creator>
    <meta:creation-date>2013-04-14T21:37:51</meta:creation-date>
    <dc:date>2013-04-14T22:37:40</dc:date>
    <dc:creator>Lucas </dc:creator>
    <meta:editing-duration>PT47M25S</meta:editing-duration>
    <meta:editing-cycles>10</meta:editing-cycles>
    <meta:generator>LibreOffice/3.5$Linux_x86 LibreOffice_project/350m1$Build-2</meta:generator>
    <meta:document-statistic meta:table-count="0" meta:image-count="0" meta:object-count="0" meta:page-count="1" meta:paragraph-count="7" meta:word-count="471" meta:character-count="2906" meta:non-whitespace-character-count="2441"/>
  </office:meta>
</office:document-meta>
</file>